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rsid="001debe4" officeooo:paragraph-rsid="001debe4"/>
    </style:style>
    <style:style style:name="T1" style:family="text">
      <style:text-properties fo:font-variant="normal" fo:text-transform="none" fo:color="#444444" style:font-name="Segoe UI" fo:font-size="9.75pt" fo:letter-spacing="normal" fo:font-style="normal" fo:font-weight="normal"/>
    </style:style>
    <style:style style:name="T2" style:family="text">
      <style:text-properties fo:font-variant="normal" fo:text-transform="none" fo:color="#444444" style:font-name="Segoe UI" fo:font-size="9.75pt" fo:letter-spacing="normal" fo:font-style="normal" fo:font-weight="normal" officeooo:rsid="001f93df"/>
    </style:style>
    <style:style style:name="T3" style:family="text">
      <style:text-properties fo:font-variant="normal" fo:text-transform="none" fo:color="#444444" style:font-name="Segoe UI" fo:font-size="9.75pt" fo:letter-spacing="normal" fo:font-style="normal" fo:font-weight="bold"/>
    </style:style>
    <style:style style:name="T4" style:family="text">
      <style:text-properties fo:font-variant="normal" fo:text-transform="none" fo:color="#444444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3">İstanbul Teknik Üniversitesi Robot Olimpiyatları 2018<text:line-break/>Serbest Kategorisi Tanımı</text:span></text:span></text:p>
      <text:p text:style-name="P2"><text:line-break/><text:span text:style-name="T1">1)   Bu kategoride yarışmacılar kendi yaptıkları projeleri üç gün boyunca “Serbest Kategori” jürilerine ve organizasyon katılımcılarına sergiler. </text:span><text:line-break/><text:line-break/><text:span text:style-name="T1">2)   Yarışma alanındaki yer kısıtlı olduğu için bu kategoriye İTÜRO Teknik Ekip’i tarafından olumlu geri dönüş yapılan yarışmacılar katılabilir.</text:span><text:line-break/><text:span text:style-name="T4"> </text:span><text:line-break/><text:span text:style-name="T1">3)   İTÜRO ekibinin belirlediği jüri üyelerinin aşağıdaki kriterleri dikkate alarak yaptıkları puanlamalar sonucu yarışmacıların dereceleri belirlenir. </text:span><text:line-break/><text:line-break/><text:span text:style-name="T1">o Tasarım </text:span><text:line-break/><text:span text:style-name="T1">o İnovatif yön</text:span><text:line-break/><text:span text:style-name="T1">o Teknik bilgi kullanımı </text:span><text:line-break/><text:span text:style-name="T1">o Sunum performansı </text:span><text:line-break/><text:line-break/><text:span text:style-name="T1">4)   Projelerin sergilendiği alanda her proje için poster yapıştırmak için kullanılacak bir adet pano bulunur. Panoların büyüklüğü genişlikte 80 cm, yükseklikte 170 cm’dir. </text:span><text:line-break/><text:line-break/><text:span text:style-name="T1">5)   Yarışmacılar kayıt olurken proje sunum dosyasını sisteme yüklemek zorundadırlar. </text:span><text:line-break/><text:line-break/><text:span text:style-name="T1">6)   Yarışmacıların proje dosyalarına çalışır halde resim veya video eklemesi lehine işleyecek bir durum olacaktır. (Google Drive, YouTube vb.) </text:span></text:p>
      <text:p text:style-name="P2"><text:span text:style-name="T1"/></text:p>
      <text:p text:style-name="P3"><text:span text:style-name="T1">7) <text:s/>Yarışmacılar, yarışmaya proje dosyalarının yanında </text:span><text:span text:style-name="T2">yapım</text:span><text:span text:style-name="T1">ı tamamlanmış, proje dosyasında belirtilen bütün özellikleri yerine getirebilen, çalışabilir halde olan robotları ile katılmak zorundadırlar. </text:span><text:span text:style-name="T2">Sadece p</text:span><text:span text:style-name="T1">roje dosyası veya </text:span><text:span text:style-name="T2">sadece</text:span><text:span text:style-name="T1"> </text:span><text:span text:style-name="T2">istenen özellikleri yerine getirmeyen</text:span><text:span text:style-name="T1"> robotu </text:span><text:span text:style-name="T2">ile</text:span><text:span text:style-name="T1"> serbest kategori alanında bulunan yarışmacılar değerendirme dışı bırakılacaktı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0:25:58.970238071</meta:creation-date>
    <dc:date>2018-11-05T20:41:16.898310695</dc:date>
    <meta:editing-duration>PT15M1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66" meta:character-count="1374" meta:non-whitespace-character-count="1182"/>
  </office:meta>
</office:document-meta>
</file>